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margin-left="0.5in">
        <style:tab-stops/>
      </style:paragraph-properties>
      <style:text-properties fo:language="ru" fo:country="RU"/>
    </style:style>
    <style:style style:name="P33" style:parent-style-name="TableContents" style:family="paragraph">
      <style:paragraph-properties fo:margin-left="0.5in">
        <style:tab-stops/>
      </style:paragraph-properties>
      <style:text-properties fo:language="ru" fo:country="RU"/>
    </style:style>
    <style:style style:name="P34" style:parent-style-name="TableContents" style:family="paragraph">
      <style:paragraph-properties fo:margin-left="0.5in">
        <style:tab-stops/>
      </style:paragraph-properties>
      <style:text-properties fo:language="ru" fo:country="RU"/>
    </style:style>
    <style:style style:name="P35" style:parent-style-name="TableContents" style:family="paragraph">
      <style:paragraph-properties fo:margin-left="0.5in">
        <style:tab-stops/>
      </style:paragraph-properties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list-style-name="LFO2" style:family="paragraph"/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P48" style:parent-style-name="TableContents" style:family="paragraph">
      <style:paragraph-properties fo:margin-left="0.5in">
        <style:tab-stops/>
      </style:paragraph-properties>
      <style:text-properties fo:language="ru" fo:country="RU"/>
    </style:style>
    <style:style style:name="P49" style:parent-style-name="TableContents" style:list-style-name="LFO2" style:family="paragraph"/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P56" style:parent-style-name="TableContents" style:list-style-name="LFO2" style:family="paragraph"/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P64" style:parent-style-name="TableContents" style:list-style-name="LFO2" style:family="paragraph"/>
    <style:style style:name="T65" style:parent-style-name="Основнойшрифтабзаца" style:family="text">
      <style:text-properties fo:language="ru" fo:country="RU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list-style-name="LFO3" style:family="paragraph"/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P79" style:parent-style-name="TableContents" style:list-style-name="LFO3" style:family="paragraph"/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P83" style:parent-style-name="TableContents" style:list-style-name="LFO3" style:family="paragraph"/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P87" style:parent-style-name="TableContents" style:list-style-name="LFO3" style:family="paragraph"/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language="ru" fo:country="RU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language="ru" fo:country="RU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 style:font-weight-complex="bold" fo:language="ru" fo:country="RU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language="ru" fo:country="RU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list-style-name="LFO4" style:family="paragraph">
      <style:text-properties fo:language="ru" fo:country="RU"/>
    </style:style>
    <style:style style:name="P104" style:parent-style-name="TableContents" style:list-style-name="LFO4" style:family="paragraph">
      <style:text-properties fo:language="ru" fo:country="RU"/>
    </style:style>
    <style:style style:name="P105" style:parent-style-name="TableContents" style:list-style-name="LFO4" style:family="paragraph">
      <style:text-properties fo:language="ru" fo:country="RU"/>
    </style:style>
    <style:style style:name="P106" style:parent-style-name="TableContents" style:list-style-name="LFO4" style:family="paragraph">
      <style:text-properties fo:language="ru" fo:country="RU"/>
    </style:style>
    <style:style style:name="P107" style:parent-style-name="TableContents" style:list-style-name="LFO4" style:family="paragraph">
      <style:text-properties fo:language="ru" fo:country="RU"/>
    </style:style>
    <style:style style:name="P108" style:parent-style-name="TableContents" style:list-style-name="LFO4" style:family="paragraph">
      <style:text-properties fo:language="ru" fo:country="RU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list-style-name="LFO5" style:family="paragraph"/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P119" style:parent-style-name="TableContents" style:list-style-name="LFO5" style:family="paragraph"/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P125" style:parent-style-name="TableContents" style:list-style-name="LFO5" style:family="paragraph"/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language="ru" fo:country="RU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3" style:parent-style-name="Основнойшрифтабзаца" style:family="text">
      <style:text-properties fo:language="ru" fo:country="RU"/>
    </style:style>
    <style:style style:name="T134" style:parent-style-name="Основнойшрифтабзаца" style:family="text">
      <style:text-properties fo:language="ru" fo:country="RU"/>
    </style:style>
    <style:style style:name="T135" style:parent-style-name="Основнойшрифтабзаца" style:family="text">
      <style:text-properties fo:language="ru" fo:country="RU"/>
    </style:style>
    <style:style style:name="T136" style:parent-style-name="Основнойшрифтабзаца" style:family="text">
      <style:text-properties fo:language="ru" fo:country="RU"/>
    </style:style>
    <style:style style:name="T137" style:parent-style-name="Основнойшрифтабзаца" style:family="text">
      <style:text-properties fo:language="ru" fo:country="RU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9" style:parent-style-name="Основнойшрифтабзаца" style:family="text">
      <style:text-properties fo:language="ru" fo:country="RU"/>
    </style:style>
    <style:style style:name="T140" style:parent-style-name="Основнойшрифтабзаца" style:family="text">
      <style:text-properties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P142" style:parent-style-name="TableContents" style:family="paragraph">
      <style:text-properties fo:language="ru" fo:country="RU"/>
    </style:style>
    <style:style style:name="P143" style:parent-style-name="TableContents" style:family="paragraph">
      <style:text-properties fo:language="ru" fo:country="RU"/>
    </style:style>
    <style:style style:name="T144" style:parent-style-name="Основнойшрифтабзаца" style:family="text">
      <style:text-properties fo:language="ru" fo:country="RU"/>
    </style:style>
    <style:style style:name="T145" style:parent-style-name="Основнойшрифтабзаца" style:family="text">
      <style:text-properties fo:language="ru" fo:country="RU"/>
    </style:style>
    <style:style style:name="T146" style:parent-style-name="Основнойшрифтабзаца" style:family="text">
      <style:text-properties fo:language="ru" fo:country="RU"/>
    </style:style>
    <style:style style:name="T147" style:parent-style-name="Основнойшрифтабзаца" style:family="text">
      <style:text-properties fo:language="ru" fo:country="RU"/>
    </style:style>
    <style:style style:name="T148" style:parent-style-name="Основнойшрифтабзаца" style:family="text">
      <style:text-properties fo:language="ru" fo:country="RU"/>
    </style:style>
    <style:style style:name="T149" style:parent-style-name="Основнойшрифтабзаца" style:family="text">
      <style:text-properties fo:language="ru" fo:country="RU"/>
    </style:style>
    <style:style style:name="T150" style:parent-style-name="Основнойшрифтабзаца" style:family="text">
      <style:text-properties fo:language="ru" fo:country="RU"/>
    </style:style>
    <style:style style:name="T151" style:parent-style-name="Основнойшрифтабзаца" style:family="text">
      <style:text-properties fo:language="ru" fo:country="RU"/>
    </style:style>
    <style:style style:name="T152" style:parent-style-name="Основнойшрифтабзаца" style:family="text">
      <style:text-properties fo:language="ru" fo:country="RU"/>
    </style:style>
    <style:style style:name="T153" style:parent-style-name="Основнойшрифтабзаца" style:family="text">
      <style:text-properties fo:language="ru" fo:country="RU"/>
    </style:style>
    <style:style style:name="T154" style:parent-style-name="Основнойшрифтабзаца" style:family="text">
      <style:text-properties fo:language="ru" fo:country="RU"/>
    </style:style>
    <style:style style:name="T155" style:parent-style-name="Основнойшрифтабзаца" style:family="text">
      <style:text-properties fo:language="ru" fo:country="RU"/>
    </style:style>
    <style:style style:name="T156" style:parent-style-name="Основнойшрифтабзаца" style:family="text">
      <style:text-properties fo:language="ru" fo:country="RU"/>
    </style:style>
    <style:style style:name="P157" style:parent-style-name="TableContents" style:family="paragraph">
      <style:text-properties fo:language="ru" fo:country="RU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0" style:parent-style-name="Основнойшрифтабзаца" style:family="text">
      <style:text-properties fo:language="ru" fo:country="RU"/>
    </style:style>
    <style:style style:name="T161" style:parent-style-name="Основнойшрифтабзаца" style:family="text">
      <style:text-properties fo:language="ru" fo:country="RU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list-style-name="LFO6" style:family="paragraph">
      <style:text-properties fo:language="ru" fo:country="RU"/>
    </style:style>
    <style:style style:name="P164" style:parent-style-name="TableContents" style:list-style-name="LFO6" style:family="paragraph"/>
    <style:style style:name="T165" style:parent-style-name="Основнойшрифтабзаца" style:family="text">
      <style:text-properties fo:language="ru" fo:country="RU"/>
    </style:style>
    <style:style style:name="T166" style:parent-style-name="Основнойшрифтабзаца" style:family="text">
      <style:text-properties fo:language="ru" fo:country="RU"/>
    </style:style>
    <style:style style:name="T167" style:parent-style-name="Основнойшрифтабзаца" style:family="text">
      <style:text-properties fo:language="ru" fo:country="RU"/>
    </style:style>
    <style:style style:name="T168" style:parent-style-name="Основнойшрифтабзаца" style:family="text">
      <style:text-properties fo:language="ru" fo:country="RU"/>
    </style:style>
    <style:style style:name="T169" style:parent-style-name="Основнойшрифтабзаца" style:family="text">
      <style:text-properties fo:language="ru" fo:country="RU"/>
    </style:style>
    <style:style style:name="T170" style:parent-style-name="Основнойшрифтабзаца" style:family="text">
      <style:text-properties fo:language="ru" fo:country="RU"/>
    </style:style>
    <style:style style:name="T171" style:parent-style-name="Основнойшрифтабзаца" style:family="text">
      <style:text-properties fo:language="ru" fo:country="RU"/>
    </style:style>
    <style:style style:name="T172" style:parent-style-name="Основнойшрифтабзаца" style:family="text">
      <style:text-properties fo:language="ru" fo:country="RU"/>
    </style:style>
    <style:style style:name="T173" style:parent-style-name="Основнойшрифтабзаца" style:family="text">
      <style:text-properties fo:language="ru" fo:country="RU"/>
    </style:style>
    <style:style style:name="P174" style:parent-style-name="TableContents" style:list-style-name="LFO6" style:family="paragraph"/>
    <style:style style:name="T175" style:parent-style-name="Основнойшрифтабзаца" style:family="text">
      <style:text-properties fo:language="ru" fo:country="RU"/>
    </style:style>
    <style:style style:name="T176" style:parent-style-name="Основнойшрифтабзаца" style:family="text">
      <style:text-properties fo:language="ru" fo:country="RU"/>
    </style:style>
    <style:style style:name="T177" style:parent-style-name="Основнойшрифтабзаца" style:family="text">
      <style:text-properties fo:language="ru" fo:country="RU"/>
    </style:style>
    <style:style style:name="T178" style:parent-style-name="Основнойшрифтабзаца" style:family="text">
      <style:text-properties fo:language="ru" fo:country="RU"/>
    </style:style>
    <style:style style:name="P179" style:parent-style-name="TableContents" style:list-style-name="LFO6" style:family="paragraph"/>
    <style:style style:name="T180" style:parent-style-name="Основнойшрифтабзаца" style:family="text">
      <style:text-properties fo:language="ru" fo:country="RU"/>
    </style:style>
    <style:style style:name="T181" style:parent-style-name="Основнойшрифтабзаца" style:family="text">
      <style:text-properties fo:language="ru" fo:country="RU"/>
    </style:style>
    <style:style style:name="T182" style:parent-style-name="Основнойшрифтабзаца" style:family="text">
      <style:text-properties fo:language="ru" fo:country="RU"/>
    </style:style>
    <style:style style:name="T183" style:parent-style-name="Основнойшрифтабзаца" style:family="text">
      <style:text-properties fo:language="ru" fo:country="RU"/>
    </style:style>
    <style:style style:name="P184" style:parent-style-name="TableContents" style:list-style-name="LFO6" style:family="paragraph"/>
    <style:style style:name="T185" style:parent-style-name="Основнойшрифтабзаца" style:family="text">
      <style:text-properties fo:language="ru" fo:country="RU"/>
    </style:style>
    <style:style style:name="T186" style:parent-style-name="Основнойшрифтабзаца" style:family="text">
      <style:text-properties fo:language="ru" fo:country="RU"/>
    </style:style>
    <style:style style:name="P187" style:parent-style-name="TableContents" style:list-style-name="LFO6" style:family="paragraph">
      <style:text-properties fo:language="ru" fo:country="RU"/>
    </style:style>
    <style:style style:name="P188" style:parent-style-name="TableContents" style:list-style-name="LFO6" style:family="paragraph"/>
    <style:style style:name="T189" style:parent-style-name="Основнойшрифтабзаца" style:family="text">
      <style:text-properties fo:language="ru" fo:country="RU"/>
    </style:style>
    <style:style style:name="T190" style:parent-style-name="Основнойшрифтабзаца" style:family="text">
      <style:text-properties fo:language="ru" fo:country="RU"/>
    </style:style>
    <style:style style:name="T191" style:parent-style-name="Основнойшрифтабзаца" style:family="text">
      <style:text-properties fo:language="ru" fo:country="RU"/>
    </style:style>
    <style:style style:name="T192" style:parent-style-name="Основнойшрифтабзаца" style:family="text">
      <style:text-properties fo:language="ru" fo:country="RU"/>
    </style:style>
    <style:style style:name="P193" style:parent-style-name="TableContents" style:list-style-name="LFO6" style:family="paragraph"/>
    <style:style style:name="T194" style:parent-style-name="Основнойшрифтабзаца" style:family="text">
      <style:text-properties fo:language="ru" fo:country="RU"/>
    </style:style>
    <style:style style:name="T195" style:parent-style-name="Основнойшрифтабзаца" style:family="text">
      <style:text-properties fo:language="ru" fo:country="RU"/>
    </style:style>
    <style:style style:name="T196" style:parent-style-name="Основнойшрифтабзаца" style:family="text">
      <style:text-properties fo:language="ru" fo:country="RU"/>
    </style:style>
    <style:style style:name="T197" style:parent-style-name="Основнойшрифтабзаца" style:family="text">
      <style:text-properties fo:language="ru" fo:country="RU"/>
    </style:style>
    <style:style style:name="P198" style:parent-style-name="TableContents" style:list-style-name="LFO6" style:family="paragraph"/>
    <style:style style:name="T199" style:parent-style-name="Основнойшрифтабзаца" style:family="text">
      <style:text-properties fo:language="ru" fo:country="RU"/>
    </style:style>
    <style:style style:name="T200" style:parent-style-name="Основнойшрифтабзаца" style:family="text">
      <style:text-properties fo:language="ru" fo:country="RU"/>
    </style:style>
    <style:style style:name="P201" style:parent-style-name="TableContents" style:list-style-name="LFO6" style:family="paragraph"/>
    <style:style style:name="T202" style:parent-style-name="Основнойшрифтабзаца" style:family="text">
      <style:text-properties fo:language="ru" fo:country="RU"/>
    </style:style>
    <style:style style:name="T203" style:parent-style-name="Основнойшрифтабзаца" style:family="text">
      <style:text-properties fo:language="ru" fo:country="RU"/>
    </style:style>
    <style:style style:name="P204" style:parent-style-name="TableContents" style:list-style-name="LFO6" style:family="paragraph"/>
    <style:style style:name="T205" style:parent-style-name="Основнойшрифтабзаца" style:family="text">
      <style:text-properties fo:language="ru" fo:country="RU"/>
    </style:style>
    <style:style style:name="T206" style:parent-style-name="Основнойшрифтабзаца" style:family="text">
      <style:text-properties fo:language="ru" fo:country="RU"/>
    </style:style>
    <style:style style:name="T207" style:parent-style-name="Основнойшрифтабзаца" style:family="text">
      <style:text-properties fo:language="ru" fo:country="RU"/>
    </style:style>
    <style:style style:name="P208" style:parent-style-name="TableContents" style:list-style-name="LFO6" style:family="paragraph">
      <style:text-properties fo:language="ru" fo:country="RU"/>
    </style:style>
    <style:style style:name="P209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TableContents"><text:span text:style-name="T9">Зацепина Алла Ивановна</text:span>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Это механизм в<text:s/>ООП, который позволяет изменить (переопределить) поведение метода, унаследованного от родительского класса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TableContents"><text:span text:style-name="T22">Обычные, абстрактные, интерфейсы, классы оболочки (</text:span>wrapper<text:span text:style-name="T23">),<text:s/></text:span><text:span text:style-name="T24">вложенные, классы с обобщениями,<text:s/></text:span><text:span text:style-name="T25">конкретные классы,<text:s/></text:span>Singleton<text:span text:style-name="T26"><text:s/>классы, классы данных, классы исключения</text:span></text:p>
          </table:table-cell>
        </table:table-row>
        <table:table-row table:style-name="TableRow27">
          <table:table-cell table:style-name="TableCell28">
            <text:p text:style-name="TableContents"><text:span text:style-name="T29">Как и зачем можно использовать модификатор<text:s/></text:span>final<text:span text:style-name="T30">?</text:span></text:p>
          </table:table-cell>
          <table:table-cell table:style-name="TableCell31">
            <text:p text:style-name="P32">1.<text:s/>С<text:s/>переменными. Для создания константы, для безопасности (чтобы кто-либо не изменил значение переменной).<text:s/></text:p>
            <text:p text:style-name="P33">2.<text:s/>С<text:s/>методами. Для того чтобы метод не мог быть переопределен в подклассах</text:p>
            <text:p text:style-name="P34">3. С классами. Для того чтобы у классов не могло быть подклассов (запретить наследование)</text:p>
            <text:p text:style-name="P35"><text:span text:style-name="T36">А также использование<text:s/></text:span>final<text:span text:style-name="T37"><text:s/></text:span><text:span text:style-name="T38">повышает производительность</text:span></text:p>
          </table:table-cell>
        </table:table-row>
        <table:table-row table:style-name="TableRow39">
          <table:table-cell table:style-name="TableCell40">
            <text:p text:style-name="TableContents"><text:span text:style-name="T41">Какие есть варианты использования ключевого слова<text:s/></text:span>try<text:span text:style-name="T42">?</text:span></text:p>
          </table:table-cell>
          <table:table-cell table:style-name="TableCell43">
            <text:list text:style-name="LFO2" text:continue-numbering="true">
              <text:list-item>
                <text:p text:style-name="P44"><text:span text:style-name="T45">С одним блоком<text:s/></text:span>catch<text:span text:style-name="T46"><text:s/>или несколькими<text:s/></text:span>catch<text:span text:style-name="T47">.</text:span></text:p>
              </text:list-item>
            </text:list>
            <text:p text:style-name="P48">Использование в коде для вызова исключения</text:p>
            <text:list text:style-name="LFO2" text:continue-numbering="true">
              <text:list-item>
                <text:p text:style-name="P49"><text:span text:style-name="T50">С блоками<text:s/></text:span>catch<text:span text:style-name="T51"><text:s/></text:span><text:span text:style-name="T52">и<text:s/></text:span>finally<text:span text:style-name="T53">. Блок<text:s/></text:span>finally<text:span text:style-name="T54"><text:s/>который выполняется в любом случае</text:span><text:span text:style-name="T55">, даже если исключение не выброшено</text:span></text:p>
              </text:list-item>
              <text:list-item>
                <text:p text:style-name="P56"><text:span text:style-name="T57">С блоками<text:s/></text:span>with<text:span text:style-name="T58"><text:s/>и<text:s/></text:span>resources<text:span text:style-name="T59">.<text:s/></text:span><text:span text:style-name="T60">Нужно чтобы</text:span><text:span text:style-name="T61"><text:s/>ресурсы, такие как потоки, б</text:span><text:span text:style-name="T62">ыли</text:span><text:span text:style-name="T63"><text:s/>закрыты после завершения работы, даже если возникло исключение</text:span></text:p>
              </text:list-item>
              <text:list-item>
                <text:p text:style-name="P64"><text:span text:style-name="T65">Внутри методов с использованием<text:s/></text:span>throws</text:p>
              </text:list-item>
            </text:list>
          </table:table-cell>
        </table:table-row>
        <table:table-row table:style-name="TableRow66">
          <table:table-cell table:style-name="TableCell67">
            <text:p text:style-name="TableContents"><text:span text:style-name="T68">Какие есть стандартные реализации интерфейса<text:s/></text:span>List<text:span text:style-name="T69"><text:s/></text:span><text:span text:style-name="T70">и в каких ситуациях их нужно использовать?</text:span></text:p>
          </table:table-cell>
          <table:table-cell table:style-name="TableCell71">
            <text:list text:style-name="LFO3" text:continue-numbering="true">
              <text:list-item>
                <text:p text:style-name="P72">ArrayList<text:span text:style-name="T73">. Используют</text:span><text:span text:style-name="T74">,</text:span><text:span text:style-name="T75"><text:s/>когда размер списка часто изменяется, то не требуется часто вставлять</text:span><text:span text:style-name="T76">/<text:s/></text:span><text:span text:style-name="T77">удалять из середины списка элементы</text:span><text:span text:style-name="T78">. Еще когда порядок списка не важен и когда не требуется поддерживать уникальность элементов</text:span></text:p>
              </text:list-item>
              <text:list-item>
                <text:p text:style-name="P79">LinkedList<text:span text:style-name="T80">. Используют, когда необходимо часто вставлять</text:span><text:span text:style-name="T81">/</text:span><text:span text:style-name="T82">удалять элементы из начала или середины списка. Когда важна скорость вставки или удаления</text:span></text:p>
              </text:list-item>
              <text:list-item>
                <text:p text:style-name="P83">Vector<text:span text:style-name="T84">.<text:s/></text:span><text:span text:style-name="T85">Устаревшая реализация<text:s/></text:span>List<text:span text:style-name="T86">. Потокобезопасна</text:span></text:p>
              </text:list-item>
              <text:list-item>
                <text:p text:style-name="P87">CopyOnWriteArrayList<text:span text:style-name="T88">. Также потокобезопасна как<text:s/></text:span>Vector<text:span text:style-name="T89">, но это более современная версия<text:s/></text:span>List<text:span text:style-name="T90">, предназначена для приложений с частым чтением и редким изменением списка.<text:s/></text:span></text:p>
              </text:list-item>
            </text:list>
          </table:table-cell>
        </table:table-row>
        <text:soft-page-break/>
        <table:table-row table:style-name="TableRow91">
          <table:table-cell table:style-name="TableCell92">
            <text:p text:style-name="P93">В чём основная идея стримов из пакета java.util.stream?</text:p>
          </table:table-cell>
          <table:table-cell table:style-name="TableCell94">
            <text:p text:style-name="P95">Основная идея стримов – это<text:s/>предоставление удобного способа работы с последовательностями данных, таких как коллекции, массивы или другие источники данных.</text:p>
          </table:table-cell>
        </table:table-row>
        <table:table-row table:style-name="TableRow96">
          <table:table-cell table:style-name="TableCell97" table:number-columns-spanned="2">
            <text:p text:style-name="P98">Разное</text:p>
          </table:table-cell>
          <table:covered-table-cell/>
        </table:table-row>
        <table:table-row table:style-name="TableRow99">
          <table:table-cell table:style-name="TableCell100">
            <text:p text:style-name="P101">Каким критериям должна удовлетворять «хорошая» хэш-функция?</text:p>
          </table:table-cell>
          <table:table-cell table:style-name="TableCell102">
            <text:list text:style-name="LFO4" text:continue-numbering="true">
              <text:list-item>
                <text:p text:style-name="P103">Быстрота вычислений.</text:p>
              </text:list-item>
              <text:list-item>
                <text:p text:style-name="P104">Минимизировать вероятность коллизий — ситуации, когда два разных входных значения приводят к одинаковому хэш-значению</text:p>
              </text:list-item>
              <text:list-item>
                <text:p text:style-name="P105">Хэш-функция должна быть детерминированной, то есть для одного и того же входа всегда генерировать одно и то же хэш-значение</text:p>
              </text:list-item>
              <text:list-item>
                <text:p text:style-name="P106">Равномерное распределение.<text:s/>Это означает, что для каждого возможного входа (даже для схожих) хэш-значения должны быть случайными и равномерно распределёнными</text:p>
              </text:list-item>
              <text:list-item>
                <text:p text:style-name="P107">Стойкость к изменениям входных данных</text:p>
              </text:list-item>
              <text:list-item>
                <text:p text:style-name="P108">Должна быть простая в реализации и не слишком сложная</text:p>
              </text:list-item>
            </text:list>
          </table:table-cell>
        </table:table-row>
        <table:table-row table:style-name="TableRow109">
          <table:table-cell table:style-name="TableCell110">
            <text:p text:style-name="TableContents"><text:span text:style-name="T111">В чём причина популярности и широкого распространения кодировки<text:s/></text:span>UTF<text:span text:style-name="T112">-8?</text:span></text:p>
          </table:table-cell>
          <table:table-cell table:style-name="TableCell113">
            <text:list text:style-name="LFO5" text:continue-numbering="true">
              <text:list-item>
                <text:p text:style-name="P114">UTF<text:span text:style-name="T115">-8 может кодировать любой символ из стандартов<text:s/></text:span>Unicode<text:span text:style-name="T116">. Она использует переменную длину кодирования, от одного до четырёх байтов на символ. Это делает<text:s/></text:span>UTF<text:span text:style-name="T117">-8 более экономичной в плане использования памяти по сравнению с другими кодировками</text:span><text:span text:style-name="T118">.<text:s/></text:span></text:p>
              </text:list-item>
              <text:list-item>
                <text:p text:style-name="P119">UTF<text:span text:style-name="T120">-8 хорошо поддерживается в большинстве современных протоколов интернета и веб-технологий, таких как<text:s/></text:span>HTTP<text:span text:style-name="T121">,<text:s/></text:span>HTML<text:span text:style-name="T122">,<text:s/></text:span>XML<text:span text:style-name="T123">,<text:s/></text:span>JSON<text:span text:style-name="T124"><text:s/>и многие другие.</text:span></text:p>
              </text:list-item>
              <text:list-item>
                <text:p text:style-name="P125"><text:span text:style-name="T126">В отличие от других<text:s/></text:span>Unicode<text:span text:style-name="T127">-форматов, таких как<text:s/></text:span>UTF<text:span text:style-name="T128">-16 или<text:s/></text:span>UTF<text:span text:style-name="T129">-32,<text:s/></text:span>UTF<text:span text:style-name="T130">-8 легко внедряется в старые системы и приложения</text:span></text:p>
              </text:list-item>
            </text:list>
          </table:table-cell>
        </table:table-row>
        <table:table-row table:style-name="TableRow131">
          <table:table-cell table:style-name="TableCell132">
            <text:p text:style-name="TableContents"><text:span text:style-name="T133">Сравните форматы<text:s/></text:span>XML<text:span text:style-name="T134"><text:s/></text:span><text:span text:style-name="T135">и<text:s/></text:span>JSON<text:span text:style-name="T136">.<text:s/></text:span><text:span text:style-name="T137">Когда какой использовать?</text:span></text:p>
          </table:table-cell>
          <table:table-cell table:style-name="TableCell138">
            <text:p text:style-name="TableContents">XML<text:span text:style-name="T139">: 1.<text:s/></text:span><text:span text:style-name="T140">Когда<text:s/></text:span><text:span text:style-name="T141">нужно работать с большими, сложными документами, например, для обмена данными с веб-сервисами<text:s/></text:span>SOAP</text:p>
            <text:p text:style-name="P142">2.<text:s/>Когда требуется строгая валидация и схемы для данных</text:p>
            <text:p text:style-name="P143">3. Когда нужно использовать метаданные и атрибуты элементов</text:p>
            <text:p text:style-name="TableContents"><text:span text:style-name="T144">4.<text:s/></text:span><text:span text:style-name="T145">Применение в отраслевых стандартах, таких как финансовые транзакции или научные данные, где<text:s/></text:span>XML<text:span text:style-name="T146"><text:s/>был долгое время де-факто стандартом</text:span></text:p>
            <text:p text:style-name="TableContents">JSON<text:span text:style-name="T147">: 1.<text:s/></text:span><text:span text:style-name="T148">Идеален для веб-приложений и<text:s/></text:span>API<text:span text:style-name="T149">, где важна простота и скорость. Большинство современных веб-</text:span>API<text:span text:style-name="T150"><text:s/>(например,<text:s/></text:span>RESTful<text:span text:style-name="T151">) используют<text:s/></text:span>JSON<text:span text:style-name="T152"><text:s/>для обмена данными</text:span></text:p>
            <text:p text:style-name="TableContents"><text:span text:style-name="T153">2.<text:s/></text:span><text:span text:style-name="T154">Широко используется в<text:s/></text:span>JavaScript<text:span text:style-name="T155">-разработке, так как<text:s/></text:span>JSON<text:span text:style-name="T156"><text:s/>идеально интегрируется с объектами<text:s/></text:span>JavaScript</text:p>
            <text:soft-page-break/>
            <text:p text:style-name="P157">3.<text:s/>Когда нужно<text:s/>быстро обмениваться данными между сервером и клиентом в мобильных приложениях.</text:p>
          </table:table-cell>
        </table:table-row>
        <text:soft-page-break/>
        <table:table-row table:style-name="TableRow158">
          <table:table-cell table:style-name="TableCell159">
            <text:p text:style-name="TableContents"><text:span text:style-name="T160">Опишите что будет происходить «под капотом» после ввода адреса сайта в браузере и нажатия<text:s/></text:span>Enter<text:span text:style-name="T161">?</text:span></text:p>
          </table:table-cell>
          <table:table-cell table:style-name="TableCell162">
            <text:list text:style-name="LFO6" text:continue-numbering="true">
              <text:list-item>
                <text:p text:style-name="P163">Браузер проверяет нет ли этого сайта в локальном кеше. Если кэша нет или его недостаточно браузер продолжает процесс загрузки</text:p>
              </text:list-item>
              <text:list-item>
                <text:p text:style-name="P164"><text:span text:style-name="T165">Браузер обращается<text:s/></text:span><text:span text:style-name="T166">к<text:s/></text:span>DNS<text:span text:style-name="T167">-серверу для преобразования доменного имени</text:span><text:span text:style-name="T168"><text:s/>(то</text:span><text:span text:style-name="T169">,</text:span><text:span text:style-name="T170"><text:s/>что вводят обычно</text:span><text:span text:style-name="T171">)</text:span><text:span text:style-name="T172"><text:s/>в<text:s/></text:span>IP<text:span text:style-name="T173">-адрес</text:span></text:p>
              </text:list-item>
              <text:list-item>
                <text:p text:style-name="P174"><text:span text:style-name="T175">После того как браузер получает<text:s/></text:span>IP<text:span text:style-name="T176">-адрес, он устанавливает соединение с сервером</text:span><text:span text:style-name="T177"><text:s/>через<text:s/></text:span>TCP<text:span text:style-name="T178">.<text:s/></text:span>После этого клиент и сервер могут обмениваться данными</text:p>
              </text:list-item>
              <text:list-item>
                <text:p text:style-name="P179"><text:span text:style-name="T180">Если адрес сайта начинается с<text:s/></text:span>https<text:span text:style-name="T181">://, то перед отправкой данных будет установлен защищённый канал связи с использованием<text:s/></text:span>TLS<text:span text:style-name="T182">/</text:span>SSL<text:span text:style-name="T183">.<text:s/></text:span>Это защищает данные от перехвата и изменений</text:p>
              </text:list-item>
              <text:list-item>
                <text:p text:style-name="P184"><text:span text:style-name="T185">После установления соединения браузер отправляет<text:s/></text:span>HTTP<text:span text:style-name="T186">-запрос к серверу, чтобы получить нужную веб-страницу. Запрос включает информацию о том, какой ресурс (например, главную страницу сайта) браузер хочет получить, а также метаданные, такие как тип браузера</text:span></text:p>
              </text:list-item>
              <text:list-item>
                <text:p text:style-name="P187">Сервер получает запрос и анализирует его.<text:s/></text:p>
              </text:list-item>
              <text:list-item>
                <text:p text:style-name="P188"><text:span text:style-name="T189">Сервер отправляет<text:s/></text:span>HTTP<text:span text:style-name="T190">-ответ, который включает запрашиваемую информацию (например,<text:s/></text:span>HTML<text:span text:style-name="T191">-код страницы) и статус запроса (например, 200<text:s/></text:span>OK<text:span text:style-name="T192">, если всё прошло успешно)</text:span></text:p>
              </text:list-item>
              <text:list-item>
                <text:p text:style-name="P193"><text:span text:style-name="T194">Браузер получает данные (обычно это<text:s/></text:span>HTML<text:span text:style-name="T195">-код) и начинает их разбирать,<text:s/></text:span><text:span text:style-name="T196">строит<text:s/></text:span>DOM<text:span text:style-name="T197">-дерево</text:span></text:p>
              </text:list-item>
              <text:list-item>
                <text:p text:style-name="P198"><text:span text:style-name="T199">Загружает<text:s/></text:span>CSS<text:span text:style-name="T200">-стили и применяет их к элементам</text:span></text:p>
              </text:list-item>
              <text:list-item>
                <text:p text:style-name="P201"><text:span text:style-name="T202">Загружает<text:s/></text:span>JavaScript<text:span text:style-name="T203"><text:s/>и выполняет его, если это необходимо для динамического контента</text:span></text:p>
              </text:list-item>
              <text:list-item>
                <text:p text:style-name="P204"><text:span text:style-name="T205">Загружает изображения, шрифты</text:span><text:span text:style-name="T206"><text:s/>и тд,</text:span><text:span text:style-name="T207"><text:s/>указанные в<text:s/></text:span>HTML</text:p>
              </text:list-item>
              <text:list-item>
                <text:p text:style-name="P208">После того как все элементы загружены, браузер отображает страницу на экране</text:p>
              </text:list-item>
            </text:list>
          </table:table-cell>
        </table:table-row>
      </table:table>
      <text:p text:style-name="P2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lla</meta:initial-creator>
    <dc:creator>Алла Гонеман</dc:creator>
    <meta:creation-date>2025-02-25T16:15:00Z</meta:creation-date>
    <dc:date>2025-02-25T16:43:00Z</dc:date>
    <meta:template xlink:href="Normal" xlink:type="simple"/>
    <meta:editing-cycles>3</meta:editing-cycles>
    <meta:editing-duration>PT1800S</meta:editing-duration>
    <meta:document-statistic meta:page-count="3" meta:paragraph-count="11" meta:word-count="832" meta:character-count="5570" meta:row-count="39" meta:non-whitespace-character-count="4749"/>
  </office:meta>
</office:document-meta>
</file>